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4629"/>
    </style:style>
    <style:style style:name="T1" style:family="text">
      <style:text-properties officeooo:rsid="00054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$usuario.nombre">$usuario.nombre</text:text-input></text:p>
      <text:p text:style-name="Standard"/>
      <text:p text:style-name="Standard"/>
      <text:p text:style-name="P1"><text:span text:style-name="T1">asdasdas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4-01-26T22:02:18</meta:creation-date>
    <meta:generator>LibreOffice/3.6$Linux_x86 LibreOffice_project/360m1$Build-2</meta:generator>
    <dc:date>2014-01-26T22:03:18</dc:date>
    <dc:creator>marce 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24" meta:non-whitespace-character-count="24"/>
  </office:meta>
</office:document-meta>
</file>